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5.00%" fo:text-align="left" fo:margin-top="2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/>
    </style:style>
    <style:style style:name="P5" style:family="paragraph">
      <style:paragraph-properties fo:line-height="105.00%" fo:text-align="left" fo:margin-top="2.00pt"/>
    </style:style>
    <style:style style:name="P6" style:family="paragraph">
      <style:paragraph-properties fo:line-height="105.00%" fo:text-align="left" fo:margin-bottom="8.00pt"/>
    </style:style>
    <text:list-style style:name="L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" style:family="paragraph">
      <style:paragraph-properties fo:line-height="105.00%" fo:text-align="left"/>
    </style:style>
    <style:style style:name="P8" style:family="paragraph">
      <style:paragraph-properties fo:line-height="105.00%" fo:text-align="left" fo:margin-bottom="8.00pt"/>
    </style:style>
    <text:list-style style:name="L9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9" style:family="paragraph">
      <style:paragraph-properties fo:line-height="105.00%" fo:text-align="left"/>
    </style:style>
    <style:style style:name="P10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APORT TESTÓW EKSPLORACYJNYCH</text:span></text:p>
      <text:p text:style-name="P1"><text:span text:style-name="T1">AUTOR TESTÓW:<text:s/></text:span><text:span text:style-name="T2">Kamil Kwiek</text:span></text:p>
      <text:p text:style-name="P1"><text:span text:style-name="T3">WERSJA DOKUMENTU:</text:span><text:span text:style-name="T4"><text:s/>SESJA NR 4</text:span></text:p>
      <text:p text:style-name="P1"><text:span text:style-name="T5">DATA ROZPOCZ</text:span><text:span text:style-name="T6">ĘCIA I KOŃCA TEST</text:span><text:span text:style-name="T7">ÓW:<text:s/></text:span><text:span text:style-name="T8">06.12.2022 START 09:30 KONIEC 11:00</text:span></text:p>
      <text:p text:style-name="P1"><text:span text:style-name="T9">CZAS TRWANIA SESJI:<text:s/></text:span><text:span text:style-name="T10">90 minut</text:span></text:p>
      <text:p text:style-name="P1"><text:span text:style-name="T11">CEL:<text:s/></text:span><text:span text:style-name="T12">WERYFIKACJA POPRAWNO</text:span><text:span text:style-name="T13">ŚCI DZIAŁANIA APLIKACJI ,,Pomodoro Kanban"</text:span></text:p>
      <text:p text:style-name="P1"><text:span text:style-name="T14">APLIKACJA. LINK:<text:s/></text:span><text:span text:style-name="T15">Pomodoro Kanban</text:span><text:span text:style-name="T16"><text:s/></text:span><text:a xlink:href="https://testujpl.gitlab.io/pomodoro-kanban-test/"><text:span text:style-name="T17">https://testujpl.gitlab.io/pomodoro-kanban-test/</text:span></text:a><text:span text:style-name="T18"/></text:p>
      <text:p text:style-name="P1"><text:span text:style-name="T19">ŚRODOWISKO TESTOWE:<text:s/></text:span><text:span text:style-name="T20">Windows 10 Pro; Intel(r) Core(TM) i7-6920HQ CPU @ 2.90GHZ; 64 bitowy system operacyjny.</text:span></text:p>
      <text:p text:style-name="P2"><text:span text:style-name="T21"/></text:p>
      <text:p text:style-name="P2"><text:span text:style-name="T22">OBSZAR:</text:span></text:p>
      <text:list text:style-name="L3">
        <text:list-item>
          <text:p text:style-name="P3"><text:span text:style-name="T23">WERYFIKACJA DZIA</text:span><text:span text:style-name="T24">ŁANIA PRZYCISKU STOP.</text:span></text:p>
        </text:list-item>
      </text:list>
      <text:p text:style-name="P4"><text:span text:style-name="T25"/></text:p>
      <text:p text:style-name="P5"><text:span text:style-name="T26">CZEGO NIE UDA</text:span><text:span text:style-name="T27">ŁO SIĘ ZREALIZOWAĆ PODCZAS SESJI:<text:s/></text:span><text:span text:style-name="T28">BRAK.</text:span></text:p>
      <text:p text:style-name="P6"><text:span text:style-name="T29"/></text:p>
      <text:p text:style-name="P6"><text:span text:style-name="T30">DEFEKTY:</text:span></text:p>
      <text:list text:style-name="L7">
        <text:list-item>
          <text:p text:style-name="P7"><text:span text:style-name="T31">PO KLIKNI</text:span><text:span text:style-name="T32">ĘCIU PRZYCISKU STOP PO UPŁYWIE 10 SEKUND OD WYSTARTOWANIA ZEGARA, POJAWIA SIĘ KOMUNIKAT O TYM, CZY UŻYTKOWNIK NA PEWNO CHCE ZAKOŃCZYĆ ZADANIE. MIMO WYBORU ODPOWIEDZI "NOPE", NASTĘPUJE RESET ZEGARA.</text:span></text:p>
        </text:list-item>
      </text:list>
      <text:p text:style-name="P8"><text:span text:style-name="T33">KROKI DO REPRODUKCJI:</text:span></text:p>
      <text:list text:style-name="L9">
        <text:list-item>
          <text:p text:style-name="P9"><text:span text:style-name="T34">Wejd</text:span><text:span text:style-name="T35">ź na:<text:s/></text:span><text:a xlink:href="https://testujpl.gitlab.io/pomodoro-kanban-test/"><text:span text:style-name="T36">https://testujpl.gitlab.io/pomodoro-kanban-test/</text:span></text:a><text:span text:style-name="T37"/></text:p>
        </text:list-item>
        <text:list-item>
          <text:p text:style-name="P9"><text:span text:style-name="T38">Kliknij przycisk START.</text:span></text:p>
        </text:list-item>
        <text:list-item>
          <text:p text:style-name="P9"><text:span text:style-name="T38">W kolumnie<text:s/></text:span><text:span text:style-name="T39">,,</text:span><text:span text:style-name="T40">TO</text:span><text:span text:style-name="T41"><text:s/></text:span><text:span text:style-name="T42">DO</text:span><text:span text:style-name="T43">"</text:span><text:span text:style-name="T44"><text:s/>stwórz przynajmniej jedno zadanie za pomoc</text:span><text:span text:style-name="T45">ą przycisku "+".</text:span></text:p>
        </text:list-item>
        <text:list-item>
          <text:p text:style-name="P9"><text:span text:style-name="T46">Po up</text:span><text:span text:style-name="T47">ływie przynajmniej 10 sekund od wystartowania zegara, kliknij w przycisk ,,STOP".</text:span></text:p>
        </text:list-item>
        <text:list-item>
          <text:p text:style-name="P9"><text:span text:style-name="T48">Zauwa</text:span><text:span text:style-name="T49">ż, że zegar zostaje zresetowany.</text:span></text:p>
        </text:list-item>
      </text:list>
      <text:p text:style-name="P10"><text:span text:style-name="T50">OCZEKIWANY REZULTAT:</text:span><text:span text:style-name="T51"><text:s/>Wybór przycisku<text:s/></text:span><text:span text:style-name="T52">,,</text:span><text:span text:style-name="T53">NOPE</text:span><text:span text:style-name="T54">"</text:span><text:span text:style-name="T55"><text:s/>nie powoduje zresetowanie zegara. </text:span></text:p>
      <text:p text:style-name="P10"><text:span text:style-name="T56">AKTUALNY REZULTAT:</text:span><text:span text:style-name="T57"><text:s/>Wybór przycisku<text:s/></text:span><text:span text:style-name="T58">,,</text:span><text:span text:style-name="T59">NOPE</text:span><text:span text:style-name="T60">"</text:span><text:span text:style-name="T61"><text:s/>powoduje wyzerowanie zegara</text:span><text:span text:style-name="T62">.</text:span><text:span text:style-name="T63"/></text:p>
      <text:p text:style-name="P10"><text:span text:style-name="T64">ODKRYCIA/POTENCJALNE PROBLEMY:</text:span><text:span text:style-name="T65"><text:s/>Specyfikacja opisuje komunikaty w j</text:span><text:span text:style-name="T66">ęzyku polskim, natomiast w aplikacji przedstawione są w języku angielskim.</text:span><text:span text:style-name="T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